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gs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D saturação</text:p>
          </table:table-cell>
          <table:table-cell office:value-type="string" calcext:value-type="string">
            <text:p>W/L</text:p>
          </table:table-cell>
          <table:table-cell office:value-type="string" calcext:value-type="string">
            <text:p>(Vgs-Vth)</text:p>
          </table:table-cell>
          <table:table-cell table:style-name="ce1" office:value-type="string" calcext:value-type="string">
            <text:p>(Vgs-Vth)^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0.5*[.C4]*[.G4]*[.I4]" office:value-type="float" office:value="0.00001472" calcext:value-type="float">
            <text:p>0,00001472</text:p>
          </table:table-cell>
          <table:table-cell table:formula="of:=[.D4]/[.E4]" office:value-type="float" office:value="6.13333333333333" calcext:value-type="float">
            <text:p>6,1333333333</text:p>
          </table:table-cell>
          <table:table-cell table:formula="of:=([.A4]-[.B4])" office:value-type="float" office:value="0.2" calcext:value-type="float">
            <text:p>0,2</text:p>
          </table:table-cell>
          <table:table-cell table:formula="of:=[.H4]^2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0.5*[.C5]*[.G5]*[.I5]" office:value-type="float" office:value="0.00018032" calcext:value-type="float">
            <text:p>0,00018032</text:p>
          </table:table-cell>
          <table:table-cell table:formula="of:=[.D5]/[.E5]" office:value-type="float" office:value="6.13333333333333" calcext:value-type="float">
            <text:p>6,1333333333</text:p>
          </table:table-cell>
          <table:table-cell table:formula="of:=([.A5]-[.B5])" office:value-type="float" office:value="0.7" calcext:value-type="float">
            <text:p>0,7</text:p>
          </table:table-cell>
          <table:table-cell table:formula="of:=[.H5]^2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0.5*[.C6]*[.G6]*[.I6]" office:value-type="float" office:value="0.00052992" calcext:value-type="float">
            <text:p>0,00052992</text:p>
          </table:table-cell>
          <table:table-cell table:formula="of:=[.D6]/[.E6]" office:value-type="float" office:value="6.13333333333333" calcext:value-type="float">
            <text:p>6,1333333333</text:p>
          </table:table-cell>
          <table:table-cell table:formula="of:=([.A6]-[.B6])" office:value-type="float" office:value="1.2" calcext:value-type="float">
            <text:p>1,2</text:p>
          </table:table-cell>
          <table:table-cell table:formula="of:=[.H6]^2"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0.5*[.C7]*[.G7]*[.I7]" office:value-type="float" office:value="0.00106352" calcext:value-type="float">
            <text:p>0,00106352</text:p>
          </table:table-cell>
          <table:table-cell table:formula="of:=[.D7]/[.E7]" office:value-type="float" office:value="6.13333333333333" calcext:value-type="float">
            <text:p>6,1333333333</text:p>
          </table:table-cell>
          <table:table-cell table:formula="of:=([.A7]-[.B7])" office:value-type="float" office:value="1.7" calcext:value-type="float">
            <text:p>1,7</text:p>
          </table:table-cell>
          <table:table-cell table:formula="of:=[.H7]^2" office:value-type="float" office:value="2.89" calcext:value-type="float">
            <text:p>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0.5*[.C8]*[.G8]*[.I8]" office:value-type="float" office:value="0.00178112" calcext:value-type="float">
            <text:p>0,00178112</text:p>
          </table:table-cell>
          <table:table-cell table:formula="of:=[.D8]/[.E8]" office:value-type="float" office:value="6.13333333333333" calcext:value-type="float">
            <text:p>6,1333333333</text:p>
          </table:table-cell>
          <table:table-cell table:formula="of:=([.A8]-[.B8])" office:value-type="float" office:value="2.2" calcext:value-type="float">
            <text:p>2,2</text:p>
          </table:table-cell>
          <table:table-cell table:formula="of:=[.H8]^2" office:value-type="float" office:value="4.84" calcext:value-type="float">
            <text:p>4,84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0.5*[.C9]*[.G9]*[.I9]" office:value-type="float" office:value="0.00268272" calcext:value-type="float">
            <text:p>0,00268272</text:p>
          </table:table-cell>
          <table:table-cell table:formula="of:=[.D9]/[.E9]" office:value-type="float" office:value="6.13333333333333" calcext:value-type="float">
            <text:p>6,1333333333</text:p>
          </table:table-cell>
          <table:table-cell table:formula="of:=([.A9]-[.B9])" office:value-type="float" office:value="2.7" calcext:value-type="float">
            <text:p>2,7</text:p>
          </table:table-cell>
          <table:table-cell table:formula="of:=[.H9]^2" office:value-type="float" office:value="7.29" calcext:value-type="float">
            <text:p>7,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0.5*[.C10]*[.G10]*[.I10]" office:value-type="float" office:value="0.00376832" calcext:value-type="float">
            <text:p>0,00376832</text:p>
          </table:table-cell>
          <table:table-cell table:formula="of:=[.D10]/[.E10]" office:value-type="float" office:value="6.13333333333333" calcext:value-type="float">
            <text:p>6,1333333333</text:p>
          </table:table-cell>
          <table:table-cell table:formula="of:=([.A10]-[.B10])" office:value-type="float" office:value="3.2" calcext:value-type="float">
            <text:p>3,2</text:p>
          </table:table-cell>
          <table:table-cell table:formula="of:=[.H10]^2" office:value-type="float" office:value="10.24" calcext:value-type="float">
            <text:p>10,2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0.5*[.C11]*[.G11]*[.I11]" office:value-type="float" office:value="0.00503792" calcext:value-type="float">
            <text:p>0,00503792</text:p>
          </table:table-cell>
          <table:table-cell table:formula="of:=[.D11]/[.E11]" office:value-type="float" office:value="6.13333333333333" calcext:value-type="float">
            <text:p>6,1333333333</text:p>
          </table:table-cell>
          <table:table-cell table:formula="of:=([.A11]-[.B11])" office:value-type="float" office:value="3.7" calcext:value-type="float">
            <text:p>3,7</text:p>
          </table:table-cell>
          <table:table-cell table:formula="of:=[.H11]^2" office:value-type="float" office:value="13.69" calcext:value-type="float">
            <text:p>13,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0,0000092</text:p>
          </table:table-cell>
          <table:table-cell table:formula="of:=1.5*10^-6" office:value-type="float" office:value="0.0000015" calcext:value-type="float">
            <text:p>0,0000015</text:p>
          </table:table-cell>
          <table:table-cell table:formula="of:=0.5*[.C12]*[.G12]*[.I12]" office:value-type="float" office:value="0.00649152" calcext:value-type="float">
            <text:p>0,00649152</text:p>
          </table:table-cell>
          <table:table-cell table:formula="of:=[.D12]/[.E12]" office:value-type="float" office:value="6.13333333333333" calcext:value-type="float">
            <text:p>6,1333333333</text:p>
          </table:table-cell>
          <table:table-cell table:formula="of:=([.A12]-[.B12])" office:value-type="float" office:value="4.2" calcext:value-type="float">
            <text:p>4,2</text:p>
          </table:table-cell>
          <table:table-cell table:formula="of:=[.H12]^2" office:value-type="float" office:value="17.64" calcext:value-type="float">
            <text:p>17,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0:21:13.903358811</meta:creation-date>
    <dc:date>2017-03-29T00:50:44.172496680</dc:date>
    <meta:editing-duration>PT8M57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